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3.185cm" table:align="left" style:may-break-between-rows="false"/>
    </style:style>
    <style:style style:name="Table1.A" style:family="table-column">
      <style:table-column-properties style:column-width="3.542cm"/>
    </style:style>
    <style:style style:name="Table1.B" style:family="table-column">
      <style:table-column-properties style:column-width="9.643cm"/>
    </style:style>
    <style:style style:name="Table1.1" style:family="table-row">
      <style:table-row-properties style:keep-together="false" fo:keep-together="always"/>
    </style:style>
    <style:style style:name="Table1.A1" style:family="table-cell">
      <style:table-cell-properties fo:background-color="transparent" fo:padding-left="0cm" fo:padding-right="0cm" fo:padding-top="0.03cm" fo:padding-bottom="0.03cm" fo:border="none">
        <style:background-image/>
      </style:table-cell-properties>
    </style:style>
    <style:style style:name="Table1.A2" style:family="table-cell">
      <style:table-cell-properties fo:padding-left="0cm" fo:padding-right="0cm" fo:padding-top="0.03cm" fo:padding-bottom="0.03cm" fo:border="none"/>
    </style:style>
    <style:style style:name="Table1.B2" style:family="table-cell" style:data-style-name="N0">
      <style:table-cell-properties fo:padding-left="0cm" fo:padding-right="0cm" fo:padding-top="0.03cm" fo:padding-bottom="0.03cm" fo:border="none"/>
    </style:style>
    <style:style style:name="P1" style:family="paragraph" style:parent-style-name="Caption">
      <style:paragraph-properties fo:keep-with-next="always"/>
    </style:style>
    <style:style style:name="P2" style:family="paragraph" style:parent-style-name="Heading_20_1">
      <style:paragraph-properties fo:text-align="center" style:justify-single-word="false"/>
    </style:style>
    <style:style style:name="P3" style:family="paragraph" style:parent-style-name="Text_20_body" style:list-style-name="List_20_1"/>
    <style:style style:name="P4" style:family="paragraph" style:parent-style-name="TODO" style:list-style-name="List_20_1"/>
    <style:style style:name="T1" style:family="text">
      <style:text-properties style:font-name="Palatino" style:font-name-asian="Palatino" style:font-name-complex="Palatino"/>
    </style:style>
    <style:style style:name="T2" style:family="text">
      <style:text-properties style:text-position="super 58%"/>
    </style:style>
    <style:style style:name="T3" style:family="text">
      <style:text-properties fo:font-style="italic" style:font-style-asian="italic" style:font-style-complex="italic"/>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V, Don Quixote, Tron,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2" text:outline-level="2">[Converted Discordians?]</text:h>
        <text:p text:style-name="TODO">I had an idea of something like akuma for Discordians. <text:s/>If becoming an Erisian is about learning to see the world differently, perhaps those already Exalted could be converted, just as mortals can. <text:s/>This might explain existence of a few <text:soft-page-break/>Discordians in the First Age. <text:s/>I’m imagining that this conversion doesn’t last past re-incarnation, so the Exaltation returns to its original state on the death of the host. <text:s/>The next recipient might gain some unusual memories, though.</text:p>
        <text:p text:style-name="TODO">This would need proper character creation rules. <text:s/>I was thinking maybe new Charms learned would replace old ones, by way of conversion. <text:s/>The most powerful Charms would be lost first, and used to buy less powerful Charms in the new Charm trees. <text:s/>I’m imagining that no new Charms can be bought until all old ones have been converted, though the character need not convert them all at once. <text:s/>That’s a bit of a random idea, and I’d need to say what would happen to Combos involving them.</text:p>
        <text:p text:style-name="TODO">Also I’m not sure what would happen to existing anima powers, attuned artifacts made of no-longer-suitable magical materials etc.</text:p>
      </text:section>
      <text:section text:style-name="Sect2" text:name="Section2">
        <text:h text:style-name="P2"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Choose <text:span text:style-name="T3">four</text:span> Divisional Abilities from the list for the character’s Division, and a further four Favored Abilities. <text:s/>(The Favored Abilities may include the remaining Divisional Ability.)</text:p>
        <text:p text:style-name="Text_20_body">Choose Abilities (28<text:span text:style-name="T1">—at least</text:span> 8 must be from Divisional or Favored Abilities; at least one must be in each Favored ability;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biliti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Sample Concepts</text:h>
        <text:p text:style-name="TODO">TODO</text:p>
        <text:h text:style-name="Heading_20_2" text:outline-level="2">Divisions and Parametadivisions</text:h>
        <text:list xml:id="list1295751136" text:style-name="List_20_1">
          <text:list-item>
            <text:p text:style-name="P4"><text:span text:style-name="Inline_20_Heading">1</text:span><text:span text:style-name="Inline_20_Heading"><text:span text:style-name="T2">st</text:span></text:span><text:span text:style-name="Inline_20_Heading"> Division—Anchor:</text:span> TODO</text:p>
          </text:list-item>
          <text:list-item>
            <text:p text:style-name="P4"><text:span text:style-name="Inline_20_Heading">2</text:span><text:span text:style-name="Inline_20_Heading"><text:span text:style-name="T2">nd</text:span></text:span><text:span text:style-name="Inline_20_Heading"> Division—Arrow:</text:span> TODO</text:p>
          </text:list-item>
          <text:list-item>
            <text:p text:style-name="P4"><text:span text:style-name="Inline_20_Heading">3</text:span><text:span text:style-name="Inline_20_Heading"><text:span text:style-name="T2">rd</text:span></text:span><text:span text:style-name="Inline_20_Heading"> Division—Apple:</text:span> TODO</text:p>
          </text:list-item>
          <text:list-item>
            <text:p text:style-name="P4"><text:span text:style-name="Inline_20_Heading">4</text:span><text:span text:style-name="Inline_20_Heading"><text:span text:style-name="T2">th</text:span></text:span><text:span text:style-name="Inline_20_Heading"> Division—Archway:</text:span> TODO</text:p>
          </text:list-item>
          <text:list-item>
            <text:p text:style-name="P4"><text:span text:style-name="Inline_20_Heading">5</text:span><text:span text:style-name="Inline_20_Heading"><text:span text:style-name="T2">th</text:span></text:span><text:span text:style-name="Inline_20_Heading"> Division—Anvil:</text:span> TODO</text:p>
          </text:list-item>
        </text:list>
        <text:p text:style-name="TODO"/>
        <text:list xml:id="list1784160194" text:continue-numbering="true" text:style-name="List_20_1">
          <text:list-item>
            <text:p text:style-name="P4"><text:span text:style-name="Inline_20_Heading">Division by Zero:</text:span> TODO</text:p>
          </text:list-item>
          <text:list-item>
            <text:p text:style-name="P4"><text:span text:style-name="Inline_20_Heading">Division of Labor:</text:span> TODO</text:p>
          </text:list-item>
          <text:list-item>
            <text:p text:style-name="P4"><text:span text:style-name="Inline_20_Heading">The Indivisibles:</text:span> TODO</text:p>
          </text:list-item>
          <text:list-item>
            <text:p text:style-name="P4"><text:span text:style-name="Inline_20_Heading">The Sub-Division:</text:span> TODO</text:p>
          </text:list-item>
        </text:list>
        <text:h text:style-name="Heading_20_2" text:outline-level="2">Motivation</text:h>
        <text:p text:style-name="Text_20_body">Choose a driving goal of mystery and fable for your character.</text:p>
        <text:h text:style-name="Heading_20_2" text:outline-level="2">Virtues</text:h>
        <text:list xml:id="list2109797309" text:continue-numbering="true" text:style-name="List_20_1">
          <text:list-item>
            <text:p text:style-name="P3"><text:span text:style-name="Inline_20_Heading">Compassion</text:span>—Empathy and forgiveness.</text:p>
          </text:list-item>
          <text:list-item>
            <text:p text:style-name="P3"><text:span text:style-name="Inline_20_Heading">Conviction</text:span>—Emotional endurance.</text:p>
          </text:list-item>
          <text:list-item>
            <text:p text:style-name="P3"><text:span text:style-name="Inline_20_Heading">Temperance</text:span>—Self-control and clear-headedness.</text:p>
          </text:list-item>
          <text:list-item>
            <text:p text:style-name="P3"><text:soft-page-break/><text:span text:style-name="Inline_20_Heading">Valor</text:span>—Courage and bravery.</text:p>
          </text:list-item>
        </text:list>
        <text:h text:style-name="Heading_20_2" text:outline-level="2">Backgrounds</text:h>
        <text:list xml:id="list1156972911" text:continue-numbering="true" text:style-name="List_20_1">
          <text:list-item>
            <text:p text:style-name="P3"><text:span text:style-name="Inline_20_Heading">Allies</text:span>—Aides and friends who help in tasks.</text:p>
          </text:list-item>
          <text:list-item>
            <text:p text:style-name="P3"><text:span text:style-name="Inline_20_Heading">Artifact</text:span>—Wondrous devices of the First Age.</text:p>
          </text:list-item>
          <text:list-item>
            <text:p text:style-name="P3"><text:span text:style-name="Inline_20_Heading">Backing</text:span>—Standing and rank in an organization of power and influence.</text:p>
          </text:list-item>
          <text:list-item>
            <text:p text:style-name="P3"><text:span text:style-name="Inline_20_Heading">Contacts</text:span>—Information sources and people in useful places.</text:p>
          </text:list-item>
          <text:list-item>
            <text:p text:style-name="P3"><text:span text:style-name="Inline_20_Heading">Cult</text:span>—Mortals whom you have persuaded to worship something (ideally not you).</text:p>
          </text:list-item>
          <text:list-item>
            <text:p text:style-name="P3"><text:span text:style-name="Inline_20_Heading">Echoes</text:span>—Fragments of the memories of dead Exalted.</text:p>
          </text:list-item>
          <text:list-item>
            <text:p text:style-name="P3"><text:span text:style-name="Inline_20_Heading">Familiar</text:span>—An animal companion.</text:p>
          </text:list-item>
          <text:list-item>
            <text:p text:style-name="P3"><text:span text:style-name="Inline_20_Heading">Followers</text:span>—Mortals who look to you for leadership.</text:p>
          </text:list-item>
          <text:list-item>
            <text:p text:style-name="P3"><text:span text:style-name="Inline_20_Heading">Influence</text:span>—Your pull in the world around you.</text:p>
          </text:list-item>
          <text:list-item>
            <text:p text:style-name="P3"><text:span text:style-name="Inline_20_Heading">Manse</text:span>—A construction or area of power and Essence.</text:p>
          </text:list-item>
          <text:list-item>
            <text:p text:style-name="P3"><text:span text:style-name="Inline_20_Heading">Mentor</text:span>—A teacher and instructor.</text:p>
          </text:list-item>
          <text:list-item>
            <text:p text:style-name="P3"><text:span text:style-name="Inline_20_Heading">Pineal Gland</text:span>—A mystical connection to the will of Eris.</text:p>
          </text:list-item>
          <text:list-item>
            <text:p text:style-name="P3"><text:span text:style-name="Inline_20_Heading">Resources</text:span>—Material goods and money.</text:p>
          </text:list-item>
        </text:list>
        <text:p text:style-name="Text_20_body"><draw:frame draw:style-name="fr1" draw:name="Frame1" text:anchor-type="char" fo:min-width="1.071cm" draw:z-index="0"><draw:text-box fo:min-height="1.08cm"><text:h text:style-name="Heading_20_2" text:outline-level="2">Bonus Points</text:h><table:table table:name="Table1" table:style-name="Table1"><table:table-column table:style-name="Table1.A"/><table:table-column table:style-name="Table1.B"/><table:table-row table:style-name="Table1.1"><table:table-cell table:style-name="Table1.A1" office:value-type="string"><text:p text:style-name="Table_20_Heading">Trait</text:p></table:table-cell><table:table-cell table:style-name="Table1.A1" office:value-type="string"><text:p text:style-name="Table_20_Heading">Cost</text:p></table:table-cell></table:table-row><table:table-row table:style-name="Table1.1"><table:table-cell table:style-name="Table1.A2" office:value-type="string"><text:p text:style-name="Table_20_Contents">Attribute</text:p></table:table-cell><table:table-cell table:style-name="Table1.B2" office:value-type="float" office:value="4"><text:p text:style-name="Table_20_Contents">4</text:p></table:table-cell></table:table-row><table:table-row table:style-name="Table1.1"><table:table-cell table:style-name="Table1.A2" office:value-type="string"><text:p text:style-name="Table_20_Contents">Ability</text:p></table:table-cell><table:table-cell table:style-name="Table1.A1" office:value-type="string"><text:p text:style-name="Table_20_Contents">2 (1 if Divisional or Favored)</text:p></table:table-cell></table:table-row><table:table-row table:style-name="Table1.1"><table:table-cell table:style-name="Table1.A2" office:value-type="string"><text:p text:style-name="Table_20_Contents">Background</text:p></table:table-cell><table:table-cell table:style-name="Table1.A2" office:value-type="string"><text:p text:style-name="Table_20_Contents">1 (2 if raised above 3)</text:p></table:table-cell></table:table-row><table:table-row table:style-name="Table1.1"><table:table-cell table:style-name="Table1.A2" office:value-type="string"><text:p text:style-name="Table_20_Contents">Specialty</text:p></table:table-cell><table:table-cell table:style-name="Table1.A2" office:value-type="string"><text:p text:style-name="Table_20_Contents">1 (2 per 1 if in a Divisional or Favored Ability)</text:p></table:table-cell></table:table-row><table:table-row table:style-name="Table1.1"><table:table-cell table:style-name="Table1.A2" office:value-type="string"><text:p text:style-name="Table_20_Contents">Virtue</text:p></table:table-cell><table:table-cell table:style-name="Table1.B2" office:value-type="float" office:value="3"><text:p text:style-name="Table_20_Contents">3</text:p></table:table-cell></table:table-row><table:table-row table:style-name="Table1.1"><table:table-cell table:style-name="Table1.A2" office:value-type="string"><text:p text:style-name="Table_20_Contents">Willpower</text:p></table:table-cell><table:table-cell table:style-name="Table1.B2" office:value-type="float" office:value="2"><text:p text:style-name="Table_20_Contents">2</text:p></table:table-cell></table:table-row><table:table-row table:style-name="Table1.1"><table:table-cell table:style-name="Table1.A2" office:value-type="string"><text:p text:style-name="Table_20_Contents">Intimacies</text:p></table:table-cell><table:table-cell table:style-name="Table1.A2" office:value-type="string"><text:p text:style-name="Table_20_Contents">3 to increase starting Intimacies to (Willpower + Compassion)</text:p></table:table-cell></table:table-row><table:table-row table:style-name="Table1.1"><table:table-cell table:style-name="Table1.A2" office:value-type="string"><text:p text:style-name="Table_20_Contents">Essence</text:p></table:table-cell><table:table-cell table:style-name="Table1.B2" office:value-type="float" office:value="9"><text:p text:style-name="Table_20_Contents">9</text:p></table:table-cell></table:table-row><table:table-row table:style-name="Table1.1"><table:table-cell table:style-name="Table1.A2" office:value-type="string"><text:p text:style-name="Table_20_Contents">Charms</text:p></table:table-cell><table:table-cell table:style-name="Table1.A2" office:value-type="string"><text:p text:style-name="Table_20_Contents">6 (4 if Divisional or Favored)</text:p></table:table-cell></table:table-row></table:table><text:p text:style-name="Text_20_body"/></draw:text-box></draw:frame></text:p>
        <text:p text:style-name="Text_20_body"/>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9-05T16:38:22</dc:date>
    <meta:editing-duration>PT01H38M33S</meta:editing-duration>
    <meta:editing-cycles>22</meta:editing-cycles>
    <meta:generator>OpenOffice.org/3.2$Unix OpenOffice.org_project/320m12$Build-9483</meta:generator>
    <meta:document-statistic meta:table-count="1" meta:image-count="1" meta:object-count="0" meta:page-count="4" meta:paragraph-count="91" meta:word-count="1129" meta:character-count="6814"/>
    <dc:creator>Hugh Greene</dc:creator>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